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text-properties officeooo:rsid="00114883" officeooo:paragraph-rsid="00114883"/>
    </style:style>
    <style:style style:name="P65" style:family="paragraph" style:parent-style-name="Standard">
      <style:paragraph-properties fo:text-align="start" style:justify-single-word="false"/>
      <style:text-properties officeooo:rsid="00114a78" officeooo:paragraph-rsid="00114a78"/>
    </style:style>
    <style:style style:name="P66" style:family="paragraph" style:parent-style-name="Standard">
      <style:paragraph-properties fo:text-align="start" style:justify-single-word="false"/>
      <style:text-properties officeooo:paragraph-rsid="0012d949"/>
    </style:style>
    <style:style style:name="P67" style:family="paragraph" style:parent-style-name="Standard">
      <style:paragraph-properties fo:text-align="start" style:justify-single-word="false"/>
      <style:text-properties officeooo:rsid="0012d949" officeooo:paragraph-rsid="0012d949"/>
    </style:style>
    <style:style style:name="P68" style:family="paragraph" style:parent-style-name="Standard">
      <style:paragraph-properties fo:text-align="start" style:justify-single-word="false"/>
      <style:text-properties officeooo:rsid="0012d949" officeooo:paragraph-rsid="0014b531"/>
    </style:style>
    <style:style style:name="P69" style:family="paragraph" style:parent-style-name="Standard">
      <style:paragraph-properties fo:text-align="start" style:justify-single-word="false"/>
      <style:text-properties officeooo:rsid="0023ab34" officeooo:paragraph-rsid="0023ab34"/>
    </style:style>
    <style:style style:name="P70" style:family="paragraph" style:parent-style-name="Standard">
      <style:paragraph-properties fo:text-align="justify" style:justify-single-word="false"/>
      <style:text-properties officeooo:rsid="002560c4" officeooo:paragraph-rsid="002560c4"/>
    </style:style>
    <style:style style:name="P71" style:family="paragraph" style:parent-style-name="Standard">
      <style:paragraph-properties fo:text-align="justify" style:justify-single-word="false"/>
      <style:text-properties officeooo:rsid="00267a66" officeooo:paragraph-rsid="00267a66"/>
    </style:style>
    <style:style style:name="P7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7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7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7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7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4"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5"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88"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89"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91"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92"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93"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9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9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05"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111"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113"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5"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officeooo:rsid="00099583"/>
    </style:style>
    <style:style style:name="T24" style:family="text">
      <style:text-properties officeooo:rsid="0009b39b"/>
    </style:style>
    <style:style style:name="T25" style:family="text">
      <style:text-properties officeooo:rsid="00114883"/>
    </style:style>
    <style:style style:name="T26" style:family="text">
      <style:text-properties style:font-name="Century Schoolbook L" fo:language="ru" fo:country="RU" fo:font-weight="normal" fo:background-color="transparent" loext:char-shading-value="0" style:font-size-asian="10.5pt" loext:shadow="none"/>
    </style:style>
    <style:style style:name="T27" style:family="text">
      <style:text-properties style:font-name="Century Schoolbook L" fo:language="ru" fo:country="RU" fo:font-weight="normal" officeooo:rsid="0012d949" fo:background-color="transparent" loext:char-shading-value="0" style:font-size-asian="10.5pt" loext:shadow="none"/>
    </style:style>
    <style:style style:name="T28" style:family="text">
      <style:text-properties style:font-name="Century Schoolbook L" fo:language="ru" fo:country="RU" fo:font-weight="normal" officeooo:rsid="0013b0b8" fo:background-color="transparent" loext:char-shading-value="0" style:font-size-asian="10.5pt" loext:shadow="none"/>
    </style:style>
    <style:style style:name="T29" style:family="text">
      <style:text-properties style:font-name="Century Schoolbook L" fo:language="ru" fo:country="RU" fo:font-weight="normal" officeooo:rsid="0014b531" fo:background-color="transparent" loext:char-shading-value="0" style:font-size-asian="10.5pt" loext:shadow="none"/>
    </style:style>
    <style:style style:name="T30"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1"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5" style:family="text">
      <style:text-properties officeooo:rsid="0020418a"/>
    </style:style>
    <style:style style:name="T36" style:family="text">
      <style:text-properties officeooo:rsid="0021ff5a"/>
    </style:style>
    <style:style style:name="T37" style:family="text">
      <style:text-properties officeooo:rsid="002ad3be"/>
    </style:style>
    <style:style style:name="T38" style:family="text">
      <style:text-properties officeooo:rsid="0030965e"/>
    </style:style>
    <style:style style:name="T39" style:family="text">
      <style:text-properties officeooo:rsid="003194bc"/>
    </style:style>
    <style:style style:name="T40" style:family="text">
      <style:text-properties officeooo:rsid="00334c08"/>
    </style:style>
    <style:style style:name="T41" style:family="text">
      <style:text-properties officeooo:rsid="0034f4a7"/>
    </style:style>
    <style:style style:name="T42" style:family="text">
      <style:text-properties officeooo:rsid="0037c58f"/>
    </style:style>
    <style:style style:name="T43" style:family="text">
      <style:text-properties officeooo:rsid="003899df"/>
    </style:style>
    <style:style style:name="T44" style:family="text">
      <style:text-properties officeooo:rsid="00394246"/>
    </style:style>
    <style:style style:name="T45" style:family="text">
      <style:text-properties officeooo:rsid="003adeb1"/>
    </style:style>
    <style:style style:name="T46" style:family="text">
      <style:text-properties officeooo:rsid="003bbcbd"/>
    </style:style>
    <style:style style:name="T47" style:family="text">
      <style:text-properties officeooo:rsid="003cd4b6"/>
    </style:style>
    <style:style style:name="T48" style:family="text">
      <style:text-properties officeooo:rsid="003dd2ec"/>
    </style:style>
    <style:style style:name="T49" style:family="text">
      <style:text-properties officeooo:rsid="00447f23"/>
    </style:style>
    <style:style style:name="T50" style:family="text">
      <style:text-properties officeooo:rsid="00509f0c"/>
    </style:style>
    <style:style style:name="T51" style:family="text">
      <style:text-properties officeooo:rsid="0053a402"/>
    </style:style>
    <style:style style:name="T52" style:family="text">
      <style:text-properties officeooo:rsid="0056cb65"/>
    </style:style>
    <style:style style:name="T53" style:family="text">
      <style:text-properties officeooo:rsid="005c5efd"/>
    </style:style>
    <style:style style:name="T54" style:family="text">
      <style:text-properties officeooo:rsid="005df8e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3">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4">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4">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4">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4">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5">Ветер нельзя позвать, но можно открыть окно.</text:span></text:p>
      <text:p text:style-name="P20"/>
      <text:p text:style-name="P20"><text:tab/><text:span text:style-name="T11">Что значит жить сейчас.</text:span><text:span text:style-name="T25">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5">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5"> Если вы живете в СЕЙЧАС, то ведете созидательную жизнь.</text:span></text:p>
      <text:p text:style-name="P19"/>
      <text:p text:style-name="P19"><text:tab/><text:span text:style-name="T11">Сейчас изобретательно.</text:span><text:span text:style-name="T25">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5">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5"> Следкющие понятия имеют одно значение:</text:span></text:p>
      <text:list xml:id="list8225350966557987278" text:style-name="L1">
        <text:list-item>
          <text:p text:style-name="P72">жить в сейчас;</text:p>
        </text:list-item>
        <text:list-item>
          <text:p text:style-name="P73">зрелость;</text:p>
        </text:list-item>
        <text:list-item>
          <text:p text:style-name="P73">подлиность;</text:p>
        </text:list-item>
        <text:list-item>
          <text:p text:style-name="P73">отвественность за свое действие и жизнь;</text:p>
        </text:list-item>
        <text:list-item>
          <text:p text:style-name="P73">ответная реакция — способность;</text:p>
        </text:list-item>
        <text:list-item>
          <text:p text:style-name="P73">в сейчас доступно проявление творческого подхода;</text:p>
        </text:list-item>
      </text:list>
      <text:p text:style-name="P21"/>
      <text:p text:style-name="P64"><text:span text:style-name="T26"><text:tab/></text:span><text:span text:style-name="T30">Чтобы жить сейчас, необходимо забыть о вчерашнем дне.</text:span><text:span text:style-name="T26">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64"><text:span text:style-name="T26"><text:tab/></text:span><text:span text:style-name="T30">Сейчас нельзя разделить.</text:span><text:span text:style-name="T26">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65"><text:span text:style-name="T26"><text:tab/></text:span><text:span text:style-name="T30">Материя и энергия являются одним и тем же.</text:span><text:span text:style-name="T26">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65"><text:span text:style-name="T26"><text:tab/></text:span><text:span text:style-name="T30">Западный подход к реальности. </text:span><text:span text:style-name="T26">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65"><text:span text:style-name="T26"><text:tab/></text:span><text:span text:style-name="T30">Небытие — это форма развития.</text:span><text:span text:style-name="T26">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65"><text:span text:style-name="T26"><text:tab/></text:span><text:span text:style-name="T30">«Существует» и «должно существовать». </text:span><text:span text:style-name="T26">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65"><text:span text:style-name="T26"><text:tab/></text:span><text:span text:style-name="T33">Отрицание западной философией реальности.</text:span><text:span text:style-name="T27">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65"><text:span text:style-name="T27"><text:tab/></text:span><text:span text:style-name="T33">Не существует каких-либо способов для описания реальности.</text:span><text:span text:style-name="T27"> Не пытайтесь представить реальность как нечто неподвижное, чтобы затем придумать способы для её достижения.</text:span></text:p>
      <text:p text:style-name="P24"/>
      <text:p text:style-name="P66"><text:span text:style-name="T27"><text:tab/></text:span><text:span text:style-name="T33">Реальность и восприятие. </text:span><text:span text:style-name="T27">Существует различие между следующими понятиями:</text:span></text:p>
      <text:list xml:id="list4233994119093903609" text:style-name="L2">
        <text:list-item>
          <text:p text:style-name="P74">мир;</text:p>
        </text:list-item>
        <text:list-item>
          <text:p text:style-name="P74">наша реакция на этот мир.</text:p>
        </text:list-item>
      </text:list>
      <text:p text:style-name="P67"><text:soft-page-break/><text:span text:style-name="T26"><text:tab/></text:span><text:span text:style-name="T30">Знание приходит с опытом.</text:span><text:span text:style-name="T26"> Сытому человеку трудно поверить, что в мире существует такое явление, как голод.</text:span></text:p>
      <text:p text:style-name="P25"/>
      <text:p text:style-name="P67"><text:span text:style-name="T26"><text:tab/></text:span><text:span text:style-name="T32">Будьте активны в поисках «этого».</text:span><text:span text:style-name="T28">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67"><text:span text:style-name="T28"><text:tab/></text:span><text:span text:style-name="T32">Формальная реальность вещи. </text:span><text:span text:style-name="T28">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67"><text:span text:style-name="T28"><text:tab/></text:span><text:span text:style-name="T32">О причинной связи.</text:span><text:span text:style-name="T28"> У всего должна быть причина.</text:span></text:p>
      <text:p text:style-name="P26"/>
      <text:p text:style-name="P67"><text:span text:style-name="T28"><text:tab/></text:span><text:span text:style-name="T32">Реальность и закон причины и следствия. </text:span><text:span text:style-name="T28">У причины должна быть та же самая реальность, что и у следствия.</text:span></text:p>
      <text:p text:style-name="P26"/>
      <text:p text:style-name="P67"><text:span text:style-name="T28"><text:tab/></text:span><text:span text:style-name="T32">Родство всех физических объектов. </text:span><text:span text:style-name="T28">Все физические объекты похожи. Следовательно, достаточно знать о существовании одного физического объекта.</text:span></text:p>
      <text:p text:style-name="P26"/>
      <text:p text:style-name="P67"><text:span text:style-name="T28"><text:tab/></text:span><text:span text:style-name="T32">Формальная реальность равна объектвной реальности.</text:span><text:span text:style-name="T28"> Формальной реальности должно быть больше или столько же, сколько и объективной реальности.</text:span></text:p>
      <text:p text:style-name="P26"/>
      <text:p text:style-name="P67"><text:span text:style-name="T28"><text:tab/></text:span><text:span text:style-name="T31">Материя и потребность в стабильности.</text:span><text:span text:style-name="T29">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67"><text:span text:style-name="T29"><text:tab/></text:span><text:span text:style-name="T31">Разум должен быть спокоен, чтобы действительно увидеть</text:span><text:span text:style-name="T29">.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67"><text:span text:style-name="T29"><text:tab/></text:span><text:span text:style-name="T31">Избавьтесь от предвлятых мнений.</text:span><text:span text:style-name="T29">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67"><text:span text:style-name="T29"><text:tab/></text:span><text:span text:style-name="T31">Общепринятые првила мешают восприятию реальности.</text:span><text:span text:style-name="T29"> Мы не видим ЕЕ в первозданной чистоте, так как нам внушили искаженные представления о ней.</text:span></text:p>
      <text:p text:style-name="P27"/>
      <text:p text:style-name="P67"><text:span text:style-name="T29"><text:tab/></text:span><text:span text:style-name="T31">Настоящее положение вещей и мысль.</text:span><text:span text:style-name="T29"> Настоящее положение вещей не искажено мыслью. Его нельзя постигнуть посредством понятия или мысли.</text:span></text:p>
      <text:p text:style-name="P27"><text:soft-page-break/></text:p>
      <text:p text:style-name="P68"><text:span text:style-name="T29"><text:tab/></text:span><text:span text:style-name="T31">Реальность становится очевидной, когда перестаешь сравнивать.</text:span><text:span text:style-name="T29"> Только при отсутствии сравнения существует то, «что есть». А жить с тем, «что есть», </text:span><text:span text:style-name="T26">—</text:span><text:span text:style-name="T29"> это, значит, быть умиротворенным.</text:span></text:p>
      <text:p text:style-name="P28"/>
      <text:p text:style-name="P68"><text:span text:style-name="T29"><text:tab/></text:span><text:span text:style-name="T31">Реальность </text:span><text:span text:style-name="T30">— </text:span><text:span text:style-name="T31">это быть собой.</text:span><text:span text:style-name="T29"> Чтобы стать собой </text:span><text:span text:style-name="T26">— </text:span><text:span text:style-name="T29">надо быть собой. Реальность в бытие, в бытие вещи. Таким образов, бытие в этом смысле </text:span><text:span text:style-name="T26">— </text:span><text:span text:style-name="T29">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5"><text:tab/></text:span><text:span text:style-name="T13">Дуализм и монизм.</text:span><text:span text:style-name="T35">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5">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5">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6">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6">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6">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69"><text:span text:style-name="T34"><text:tab/>П</text:span><text:span text:style-name="T30">устота.</text:span><text:span text:style-name="T26">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69"><text:span text:style-name="T30"><text:tab/>Пустота — живая субстанция. </text:span><text:span text:style-name="T26">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69"><text:span text:style-name="T30"><text:tab/>Пустота как поток творческой энергии.</text:span><text:span text:style-name="T26">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69"><text:span text:style-name="T30"><text:tab/>Пустота и небытие. НЕБЫТИЕ означает «отсутствие бытия». </text:span><text:span text:style-name="T26">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2835655540545858185" text:style-name="L3">
        <text:list-item>
          <text:p text:style-name="P75">она просто является тем, чем является;</text:p>
        </text:list-item>
        <text:list-item>
          <text:p text:style-name="P75">она понимает, что существует; неправильно говорить, что она «в нас» или что мы в «в ней».</text:p>
        </text:list-item>
      </text:list>
      <text:p text:style-name="P39"/>
      <text:p text:style-name="P69"><text:span text:style-name="T30"><text:tab/>Первопричина всего находится вне пределов понимания человека («без места нахождения»). </text:span><text:span text:style-name="T26">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70"><text:span text:style-name="T26"><text:tab/></text:span><text:span text:style-name="T30">Думая о смерти, не забывай о жизни. </text:span><text:span text:style-name="T26">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71"><text:span text:style-name="T26"><text:tab/></text:span><text:span text:style-name="T30">Путь смерти.</text:span><text:span text:style-name="T26">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71"><text:span text:style-name="T26"><text:tab/></text:span><text:span text:style-name="T30">Надо смириться с возможностью смерти.</text:span><text:span text:style-name="T26"> Стоит перестать мечтать о вечной весне, тогда и лето, и зима будут дарить счастье.</text:span></text:p>
      <text:p text:style-name="P36"/>
      <text:p text:style-name="P71"><text:span text:style-name="T26"><text:tab/></text:span><text:span text:style-name="T30">Надо учиться умирать.</text:span><text:span text:style-name="T26">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71"><text:span text:style-name="T26"><text:tab/></text:span><text:span text:style-name="T30">О разлуке с друзьями.</text:span><text:span text:style-name="T26">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71"><text:span text:style-name="T26"><text:tab/></text:span><text:span text:style-name="T30">О необходимости помнить.</text:span><text:span text:style-name="T26">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7">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5855490794180273680" text:style-name="L4">
        <text:list-item>
          <text:p text:style-name="P76">занимать место в социальной структуре общества;</text:p>
        </text:list-item>
        <text:list-item>
          <text:p text:style-name="P7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773555246004523684" text:style-name="L5">
        <text:list-item>
          <text:p text:style-name="P77"><text:s/>человек ек дает себе раскрыться и быть полностью собой;</text:p>
        </text:list-item>
        <text:list-item>
          <text:p text:style-name="P7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8">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8">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39">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39">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0">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0">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0">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1">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1">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2">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2">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3">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3">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3">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3">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3">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4">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4">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4">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4">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4">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4">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5">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6">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7">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8">Ум наделен бесконечной подвижностью, для которой нет никаких преград.</text:span></text:p>
      <text:p text:style-name="P48"/>
      <text:p text:style-name="P48"><text:tab/><text:span text:style-name="T15">Очищенный ум.</text:span><text:span text:style-name="T48">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8">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49">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49233834808708734" text:style-name="L6">
        <text:list-item>
          <text:p text:style-name="P78">взять какую-нибудь нерешенную проблему;</text:p>
        </text:list-item>
        <text:list-item>
          <text:p text:style-name="P78">рассмотреть проблему с разных сторон;</text:p>
        </text:list-item>
        <text:list-item>
          <text:p text:style-name="P78">по-новому подойти к старому способу решения проблемы;</text:p>
        </text:list-item>
        <text:list-item>
          <text:p text:style-name="P78">поверить в свою идею и действовать!</text:p>
        </text:list-item>
      </text:list>
      <text:p text:style-name="P61"/>
      <text:p text:style-name="P61"><text:tab/><text:span text:style-name="T9">Пять этапов при формулировке идеи:</text:span></text:p>
      <text:list xml:id="list6150703030997875343" text:style-name="L7">
        <text:list-item>
          <text:p text:style-name="P79">подберите материал;</text:p>
        </text:list-item>
        <text:list-item>
          <text:p text:style-name="P79">проработайте детали;</text:p>
        </text:list-item>
        <text:list-item>
          <text:p text:style-name="P79">расслабьтесь и не думайте об этом;</text:p>
        </text:list-item>
        <text:list-item>
          <text:p text:style-name="P79"><text:soft-page-break/>будьте готовы распознать и принять идею, когда она появится;</text:p>
        </text:list-item>
        <text:list-item>
          <text:p text:style-name="P7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80"><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80"/>
      <text:p text:style-name="P80"><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80"/>
      <text:p text:style-name="P80"><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80"/>
      <text:p text:style-name="P80"><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80"/>
      <text:p text:style-name="P80"><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80"/>
      <text:p text:style-name="P80"><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80"/>
      <text:p text:style-name="P80"><text:span text:style-name="T9"><text:tab/>Философская проблема восприятия. </text:span>Каким должен быть мир, чтобы мы его воспринимали? Что мы воспринимаем?</text:p>
      <text:p text:style-name="P80"/>
      <text:p text:style-name="P81"><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81"/>
      <text:p text:style-name="P81"><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81"/>
      <text:p text:style-name="P82"><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82"/>
      <text:p text:style-name="P82"><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82"/>
      <text:p text:style-name="P82"><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82"/>
      <text:p text:style-name="P82"><text:span text:style-name="T9"><text:tab/>Наблюдайте за всем спокойно. </text:span>Наблюдайте за тем, что происходит вокруг вас, спокойно.</text:p>
      <text:p text:style-name="P82"/>
      <text:p text:style-name="P82"><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82"/>
      <text:p text:style-name="P82"><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82"/>
      <text:p text:style-name="P82"><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82"/>
      <text:p text:style-name="P82"><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82"/>
      <text:p text:style-name="P82"/>
      <text:p text:style-name="P82"/>
      <text:p text:style-name="P82"/>
      <text:p text:style-name="P82"/>
      <text:p text:style-name="P82"/>
      <text:p text:style-name="P82"/>
      <text:p text:style-name="P84"><text:soft-page-break/>Эго(самосознание)</text:p>
      <text:p text:style-name="P84"/>
      <text:p text:style-name="P83">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83"/>
      <text:p text:style-name="P83">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83"/>
      <text:p text:style-name="P83">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83"/>
      <text:p text:style-name="P83">О социальных обязательствах. Не зочу надевать скучные костюмы и ходить туда, где все стараются произвести впечатление друг на друга.</text:p>
      <text:p text:style-name="P83"/>
      <text:p text:style-name="P83">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83"/>
      <text:p text:style-name="P83">Эго и самовнушение. Эго формируется исключительно посредством самовнушения.</text:p>
      <text:p text:style-name="P83"/>
      <text:p text:style-name="P85">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85"/>
      <text:p text:style-name="P85">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85"/>
      <text:p text:style-name="P85">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85"/>
      <text:p text:style-name="P85">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85"/>
      <text:p text:style-name="P85">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85"/>
      <text:p text:style-name="P85">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0">В таком состоянии действие настолько прямое и быстрое, что не оставляет времени подумать и предотвратить это действие.</text:span></text:p>
      <text:p text:style-name="P85"/>
      <text:p text:style-name="P86">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86"/>
      <text:p text:style-name="P86">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86"/>
      <text:p text:style-name="P86">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86"/>
      <text:p text:style-name="P86">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86"/>
      <text:p text:style-name="P86">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86"/>
      <text:p text:style-name="P87">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87"/>
      <text:p text:style-name="P87">Надо видеть все, порпуская через себя. Можно видеть все через восприятие других, только если пропустить это через свое восприятие.</text:p>
      <text:p text:style-name="P87"/>
      <text:p text:style-name="P87"><text:soft-page-break/>Надо стать прозрачным. Отсутствие самосознания делает нас прозрачными. Душа, которая знает себя, непрозрачна.</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text:soft-page-break/>Сосредоточение</text:p>
      <text:p text:style-name="P88"/>
      <text:p text:style-name="P89"><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89"/>
      <text:p text:style-name="P89"><text:tab/><text:span text:style-name="T9">Слишком большая сосредоточенность ограничивает жизнь.</text:span> Сосредоточение ограничивает ум. <text:span text:style-name="T51">Нас должна увлекать вся жизнь, а сосредоточение на каком-нибудь одном аспекте жизни ограничивает ее.</text:span></text:p>
      <text:p text:style-name="P89"/>
      <text:p text:style-name="P90"><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90"/>
      <text:p text:style-name="P90"><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ext:soft-page-break/>О разуме</text:p>
      <text:p text:style-name="P92"/>
      <text:p text:style-name="P91"><text:tab/><text:span text:style-name="T9">Разум — это природный свет.</text:span> «Природный свет» иногда переводят как «светлый разум»(интеллект).</text:p>
      <text:p text:style-name="P91"/>
      <text:p text:style-name="P93"><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93"/>
      <text:p text:style-name="P93"><text:tab/><text:span text:style-name="T9">Сфера логики. </text:span>Основная проблема логики — это разграничение верного и неверного довода.</text:p>
      <text:p text:style-name="P93"/>
      <text:p text:style-name="P94"><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94"/>
      <text:p text:style-name="P94"><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94"/>
      <text:p text:style-name="P94"><text:tab/><text:span text:style-name="T9">Утверждение. </text:span>Можно опровергнуть либо согласиться как с верными, так и с ошибочными утверждениями.</text:p>
      <text:p text:style-name="P94"/>
      <text:p text:style-name="P94"><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054265974821308957" text:style-name="L8">
        <text:list-item>
          <text:p text:style-name="P95">предпосылка — это предположение;</text:p>
        </text:list-item>
        <text:list-item>
          <text:p text:style-name="P95">вывод — это то, что следует из утверждения, сделанного на основании предпосылки.</text:p>
        </text:list-item>
      </text:list>
      <text:p text:style-name="P94"/>
      <text:p text:style-name="P94"><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94"/>
      <text:p text:style-name="P94"><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2">У довода следующаю структура:</text:span></text:p>
      <text:list xml:id="list5623770454739755608" text:style-name="L9">
        <text:list-item>
          <text:p text:style-name="P96">предпосылка;</text:p>
        </text:list-item>
        <text:list-item>
          <text:p text:style-name="P96">вывод.</text:p>
        </text:list-item>
      </text:list>
      <text:p text:style-name="P97"/>
      <text:p text:style-name="P97"><text:tab/><text:span text:style-name="T9">Два вида аргументации. </text:span>В логике существует два вида аргументации:</text:p>
      <text:list xml:id="list1174500024444889676" text:style-name="L10">
        <text:list-item>
          <text:p text:style-name="P98">дедуктивная;</text:p>
        </text:list-item>
        <text:list-item>
          <text:p text:style-name="P98"><text:soft-page-break/>индуктивная.</text:p>
        </text:list-item>
      </text:list>
      <text:p text:style-name="P97"/>
      <text:p text:style-name="P97"><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97"/>
      <text:p text:style-name="P97"><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97"/>
      <text:p text:style-name="P99"><text:tab/><text:span text:style-name="T9">Необоснованный довод. </text:span>Под необоснованным доводом понимается такой довод, у которого не все предпосылки правильные.</text:p>
      <text:p text:style-name="P99"/>
      <text:p text:style-name="P100"><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100"/>
      <text:p text:style-name="P100"><text:tab/><text:span text:style-name="T9">Четыре формы категорического суждения. </text:span>Существуют следующий четыре категорического суждения:</text:p>
      <text:list xml:id="list7434676415552137563" text:style-name="L11">
        <text:list-item>
          <text:p text:style-name="P101">полное подтверждение: все S есть P;</text:p>
        </text:list-item>
        <text:list-item>
          <text:p text:style-name="P101">полное отрицание: S не есть P;</text:p>
        </text:list-item>
        <text:list-item>
          <text:p text:style-name="P101">частичное подтверждение: несколько S есть P;</text:p>
        </text:list-item>
        <text:list-item>
          <text:p text:style-name="P101">частичное отрицание: несколько S не есть P.</text:p>
        </text:list-item>
      </text:list>
      <text:p text:style-name="P100"><text:tab/>Обычно под «несколькими» понимается «не меньше одного».</text:p>
      <text:p text:style-name="P100"/>
      <text:p text:style-name="P100"><text:tab/><text:span text:style-name="T9">Апостериори. </text:span>Под апостериори понимается:</text:p>
      <text:list xml:id="list4946706923951352389" text:style-name="L12">
        <text:list-item>
          <text:p text:style-name="P102">довод, построенный от следствия к причине;</text:p>
        </text:list-item>
        <text:list-item>
          <text:p text:style-name="P102">знание, полученное на опыте.</text:p>
        </text:list-item>
      </text:list>
      <text:p text:style-name="P100"/>
      <text:p text:style-name="P100"><text:tab/><text:span text:style-name="T9">Априори.</text:span> Под априори понимается:</text:p>
      <text:list xml:id="list7839969286894354539" text:style-name="L13">
        <text:list-item>
          <text:p text:style-name="P103">довод, построенный от причины к следствию;</text:p>
        </text:list-item>
        <text:list-item>
          <text:p text:style-name="P103">знание, приобретаемое вне зависимости от опыта.</text:p>
        </text:list-item>
      </text:list>
      <text:p text:style-name="P100"/>
      <text:p text:style-name="P100"><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100"/>
      <text:p text:style-name="P100"><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100"/>
      <text:p text:style-name="P104"><text:tab/><text:span text:style-name="T9">Всеобщее. Всеобщее — это:</text:span></text:p>
      <text:list xml:id="list7049758132338882625" text:style-name="L14">
        <text:list-item>
          <text:p text:style-name="P105"><text:soft-page-break/>то, что свойсвтенно многим предметам (например, красными являются все предметы красного цвета). <text:s/>Один во множестве;</text:p>
        </text:list-item>
        <text:list-item>
          <text:p text:style-name="P105">утверждение о целом класс предметов (например, все «s» есть «p»).</text:p>
        </text:list-item>
      </text:list>
      <text:p text:style-name="P104"/>
      <text:p text:style-name="P106"><text:tab/><text:span text:style-name="T9">Частичное. Частичное — это:</text:span></text:p>
      <text:list xml:id="list7464170340619812049" text:style-name="L15">
        <text:list-item>
          <text:p text:style-name="P107">единственное в своем роде, индивидуальное, отличное от класса предметов или всеобщего;</text:p>
        </text:list-item>
        <text:list-item>
          <text:p text:style-name="P107">утверждение о некоторой части предметов данного класса (например, несколько «s» есть «p»).</text:p>
        </text:list-item>
      </text:list>
      <text:p text:style-name="P106"/>
      <text:p text:style-name="P106"><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2842323310413354440" text:style-name="L16">
        <text:list-item>
          <text:p text:style-name="P108">надо начать с некоторых предпосылок;</text:p>
        </text:list-item>
        <text:list-item>
          <text:p text:style-name="P108">затем путем приведения доказательств подвести противника;</text:p>
        </text:list-item>
        <text:list-item>
          <text:p text:style-name="P108">к своему собственному выводу.</text:p>
        </text:list-item>
      </text:list>
      <text:p text:style-name="P106"/>
      <text:p text:style-name="P106"><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463127627773938313" text:style-name="L17">
        <text:list-item>
          <text:p text:style-name="P109">если истинность первого суждения подвергается сомнению;</text:p>
        </text:list-item>
        <text:list-item>
          <text:p text:style-name="P109">если из первоначальной предпосылки логично вытекают и другие предпосылки;</text:p>
        </text:list-item>
        <text:list-item>
          <text:p text:style-name="P109">то вывод будет неправильный.</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1"><text:soft-page-break/>Эмоции</text:p>
      <text:p text:style-name="P111"/>
      <text:p text:style-name="P110"><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3">но</text:span> и что неверно, и не надо отвергать его суждения, вне зависимости от того, какими будут последствия.</text:p>
      <text:p text:style-name="P110"/>
      <text:p text:style-name="P112"><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112"/>
      <text:p text:style-name="P112"><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112"/>
      <text:p text:style-name="P112"><text:tab/><text:span text:style-name="T9">Движущая сила поведения.</text:span> Эмоции являются самой важно<text:span text:style-name="T54">й</text:span> движущей силой поведения.</text:p>
      <text:p text:style-name="P112"/>
      <text:p text:style-name="P113"><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113"/>
      <text:p text:style-name="P113"><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text:soft-page-break/>Счастье</text:p>
      <text:p text:style-name="P115"/>
      <text:p text:style-name="P114"><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114"/>
      <text:p text:style-name="P114"><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114"/>
      <text:p text:style-name="P114"><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114"/>
      <text:p text:style-name="P114"><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114"/>
      <text:p text:style-name="P114"><text:tab/><text:span text:style-name="T9">Счастье требует поступков.</text:span> Каждый может стать счастливым, все дело в том, что для этого надо что-нибудь дел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0T22:25:21.842193728</dc:date>
    <meta:editing-duration>PT4H35M6S</meta:editing-duration>
    <meta:editing-cycles>55</meta:editing-cycles>
    <meta:generator>LibreOffice/5.1.6.2$Linux_X86_64 LibreOffice_project/10m0$Build-2</meta:generator>
    <meta:document-statistic meta:table-count="0" meta:image-count="0" meta:object-count="0" meta:page-count="49" meta:paragraph-count="453" meta:word-count="9727" meta:character-count="68304" meta:non-whitespace-character-count="58611"/>
  </office:meta>
</office:document-meta>
</file>